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3AD529F49CBE76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Αντικείμενο_20_χωρίς_20_γέμισμα_20_και_20_χωρίς_20_γραμμή">
      <style:graphic-properties draw:textarea-horizontal-align="center" draw:textarea-vertical-align="middle" draw:color-mode="standard" draw:luminance="0%" draw:contrast="0%" draw:gamma="100%" draw:red="0%" draw:green="0%" draw:blue="0%" fo:clip="rect(0cm, 19.784cm, 7.898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Προεπιλογή">
        <draw:frame draw:style-name="gr1" draw:text-style-name="P1" draw:layer="layout" svg:width="9.749cm" svg:height="6.993cm" svg:x="1cm" svg:y="9.506cm">
          <draw:image xlink:href="Pictures/1000000100000780000004383AD529F49CBE764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Γεμάτο" draw:style="linear" draw:start-color="#ffffff" draw:end-color="#cccccc" draw:start-intensity="100%" draw:end-intensity="100%" draw:angle="30deg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/>
    <draw:gradient draw:name="Σχήματα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27T13:48:12.959000000</dc:date>
    <meta:editing-duration>PT2M28S</meta:editing-duration>
    <meta:editing-cycles>1</meta:editing-cycles>
    <meta:document-statistic meta:object-count="1"/>
    <meta:generator>LibreOffice/7.2.4.1$Windows_X86_64 LibreOffice_project/27d75539669ac387bb498e35313b970b7fe9c4f9</meta:generator>
  </office:meta>
</office:document-meta>
</file>